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870EE85FCE93FE902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shadow="visible" draw:shadow-color="#ffff99" draw:shadow-opacity="100%" draw:color-mode="standard" draw:luminance="0%" draw:contrast="0%" draw:gamma="100%" draw:red="-7%" draw:green="0%" draw:blue="-3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0.837cm" presentation:class="title" presentation:user-transformed="true">
          <draw:text-box>
            <text:p text:style-name="P1">Si cuidamos <text:s/>nuestro ambiente tendremos un mejor <text:span text:style-name="T1">lugar</text:span>.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2.947cm" svg:height="12.907cm" svg:x="2.686cm" svg:y="5.588cm">
          <draw:image xlink:href="Pictures/1000000000000F0000000870EE85FCE93FE9026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0:48:21.365550092</meta:creation-date>
    <dc:date>2018-11-10T11:05:09.400541123</dc:date>
    <meta:editing-duration>PT6M35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